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d65d" officeooo:paragraph-rsid="001ed65d"/>
    </style:style>
    <style:style style:name="P2" style:family="paragraph" style:parent-style-name="Standard">
      <style:paragraph-properties fo:text-align="start" style:justify-single-word="false"/>
      <style:text-properties officeooo:rsid="001ed65d" officeooo:paragraph-rsid="001ed65d"/>
    </style:style>
    <style:style style:name="P3" style:family="paragraph" style:parent-style-name="Standard">
      <style:paragraph-properties fo:text-align="center" style:justify-single-word="false"/>
      <style:text-properties officeooo:rsid="001ed65d" officeooo:paragraph-rsid="001ed65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ed65d" officeooo:paragraph-rsid="001ed65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fo:font-weight="bold" officeooo:rsid="00211f1e" officeooo:paragraph-rsid="00211f1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f234a" officeooo:paragraph-rsid="001f234a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3pt" officeooo:rsid="001f234a" officeooo:paragraph-rsid="001f234a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211f1e" officeooo:paragraph-rsid="00211f1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11f1e" officeooo:paragraph-rsid="00211f1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ed65d" officeooo:paragraph-rsid="001ed65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1325" officeooo:paragraph-rsid="0023132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ed65d" officeooo:paragraph-rsid="001ed65d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1f234a" officeooo:paragraph-rsid="001f234a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26ddd5" officeooo:paragraph-rsid="0026ddd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27208c" officeooo:paragraph-rsid="0027208c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7208c" officeooo:paragraph-rsid="0027208c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279ccc" officeooo:paragraph-rsid="00279ccc" style:font-style-asian="normal" style:font-style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tyle="normal" officeooo:rsid="00279ccc" officeooo:paragraph-rsid="00279ccc" style:font-style-asian="normal" style:font-style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tyle="normal" officeooo:rsid="00279ccc" officeooo:paragraph-rsid="00279ccc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rsid="00279ccc" officeooo:paragraph-rsid="00279ccc" style:font-style-asian="normal" style:font-weight-asian="bold" style:font-style-complex="normal" style:font-weight-complex="bold"/>
    </style:style>
    <style:style style:name="P21" style:family="paragraph" style:parent-style-name="Header">
      <style:text-properties officeooo:rsid="00282390" officeooo:paragraph-rsid="002823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842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1325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48428"/>
    </style:style>
    <style:style style:name="T8" style:family="text">
      <style:text-properties officeooo:rsid="0026ddd5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vio de la práctica #2</text:p>
      <text:p text:style-name="P1">“Caracterización Metallográfica de los materiales”</text:p>
      <text:p text:style-name="P1"/>
      <text:p text:style-name="P4">¿Qué se entiende por metalografía? ¿Cúal es su campo de aplicación?</text:p>
      <text:p text:style-name="P5"/>
      <text:p text:style-name="P8"><text:span text:style-name="T3">La metalografía es la disciplina que estudia microscópicamente las características estructurales de un metal o de una aleación, buscando microestructura, inclusiones, tratamientos térmicos a los que haya sido sometido, microrechupes, con el fin de determinar si dicho material cumple con los requisitos para los cuales ha sido diseñad</text:span><text:span text:style-name="T4">o.</text:span><text:span text:style-name="T3"> </text:span></text:p>
      <text:p text:style-name="P9"/>
      <text:p text:style-name="P9">Este estudio es clave <text:s/>e importante para el estudio de los materiales que han llegado a la obtencion de las propiedades de estos, con tamaños de grano, profunidades de soldaduraras, espesores, recubrimentos, porcentajes de áreas de diferentes aleaciones <text:s/>donde se certifica el material garantizando su utilidad.</text:p>
      <text:p text:style-name="P4">Mediante la observación microscópica, ¿qué es lo que se puede determinar de una muestra metálica?(Por ejemplo el acero)</text:p>
      <text:p text:style-name="P4"/>
      <text:p text:style-name="P11">Se pueden determinar los microconstituintes que compone la microestructura . Los microconstituintes varían de acuerdo con el tipo de pandilla analizada y de acuerdo con los tratamientos térmicos, tratamientos mecánicos, procesos de fabricación y otros procesos a que el material haya sido sometido. Para <text:s/>los aceros, los principales constituyentes son: <text:s/><text:span text:style-name="T5">ferrita, cementita, austenita, perlita, martensita, bainita, troostita, sorbita, ledeburita, steadita </text:span><text:span text:style-name="T6">y </text:span><text:span text:style-name="T5"><text:s/>grafito.</text:span></text:p>
      <text:p text:style-name="P11"><text:span text:style-name="T5"/></text:p>
      <text:p text:style-name="P4">Describir brvemente las etapas necesaría para preparar una muestra metalográfica .</text:p>
      <text:p text:style-name="P4"/>
      <text:p text:style-name="P12">La preparación consiste en tres procesos: Corte, Montaje para un mejor manejo de muestra y Descarte / Pulido, en estos procesos de preparación el objetivo es limpiar el material y dejar acabado espejo. El paso de Análisis consiste en dos procesos: ataque químico para la revelación de la estructura y análisis de la muestra en el microscopio.</text:p>
      <text:p text:style-name="P12"/>
      <text:p text:style-name="P12"><text:s/>Para la obtención de un resultado confiable y satisfactorio, es recomendable siempre relacionar el material con su dureza y conductividad, para una mejor selección de Método de preparación.</text:p>
      <text:p text:style-name="P12"/>
      <text:p text:style-name="P4">¿Qué es el nital? En la metolografía, ¿para qué se utiliza?</text:p>
      <text:p text:style-name="P4"/>
      <text:p text:style-name="P10">El Nital es una solución de alcohol y ácido nítrico usada para ataque químico de metales. <text:span text:style-name="T7">En la metalografía es </text:span>especialmente adecuado para revelar la microestructura de aceros al carbono. El alcohol puede ser metanol o etanol o alcohol de quemar.</text:p>
      <text:p text:style-name="P10"/>
      <text:p text:style-name="P4">Mencionar algunas defirencias existentes entre un microscopio metalúrgico y uno de tipo biológico.</text:p>
      <text:p text:style-name="P4"/>
      <text:p text:style-name="P10">En comparación al microscopio biológico el microscopio metalúrgico difiere en la manera en que la luz es proyectada. Como una muestra metalográfica es opaca a la luz, la misma debe ser iluminada por luz reflejada. Un haz de luz horizontal de alguna fuente de luz es reflejado, por medio de un reflector de vidrio plano, hacia abajo a través del objetivo del microscopio sobre la superficie de la muestra. Un <text:soft-page-break/>poco de esta luz incidente reflejada desde la superficie de la muestra se amplificará al pasar a través del sistema inferior de lentes, el objetivo, y continuará hacia arriba a través del reflector de vidrio plano; luego, una vez más lo amplificará el sistema superior de lentes, el ocular.</text:p>
      <text:p text:style-name="P10">La limitación principal es la longitud de onda de la luz visible, la cual limita la resolución de los detalles finos de la muestra metalográfica.</text:p>
      <text:p text:style-name="P6">Inidicar los principales cuidados en la operación de un microscopio óptico.</text:p>
      <text:p text:style-name="P6"/>
      <text:list xml:id="list2653711501" text:style-name="L3">
        <text:list-item>
          <text:p text:style-name="P13">Al cargar el microscop<text:span text:style-name="T8">io </text:span>con una mano que dé apoyo a su base y otra que agrre su brazo.</text:p>
        </text:list-item>
        <text:list-item>
          <text:p text:style-name="P14">Antes de colocar el portaobjetos baja la plataforma del microscopio y girar el lente objetivo de menor potencia a su posición.</text:p>
        </text:list-item>
        <text:list-item>
          <text:p text:style-name="P14">Utilizar solo el nivel de luz requerido para proporcionar una visón detallada de la muestra.</text:p>
        </text:list-item>
      </text:list>
      <text:p text:style-name="P6">Mencionar, al menos, dos métodos para determinar el tamaño de grano de una muestra.</text:p>
      <text:p text:style-name="P7"><text:span text:style-name="T1">Indicar cúales son los reactivos emp</text:span><text:span text:style-name="T2">l</text:span><text:span text:style-name="T1">eados para el ataque químico de aceros al carbono, aleaciones de aluminio y aleaciones de cobre.</text:span></text:p>
      <text:p text:style-name="P2"/>
      <text:p text:style-name="P15"><text:span text:style-name="T5">Intercepción :</text:span> Es más rapido que el planimétrco debido a que no hay que marcar la microfotografía para tener un resultado exacto sino que este método se usa mediante una pantalla dividida de vidrio o por una microfotograia sobre la muestra que se tiene y se cuentan son los granos que son interceptados por una o más lineas rectas , los que son tocados por el extremo se les denomina <text:span text:style-name="T5"><text:s/>granos medios.</text:span></text:p>
      <text:p text:style-name="P15"><text:span text:style-name="T5"/></text:p>
      <text:p text:style-name="P16"><text:span text:style-name="T5">Comparación:</text:span> Dentro de la normas ASTM se encuentra una tabla donde el tamaño de grano está representado por un rango que va desde 1 hasta 8, donde el rango 1-4 representa al grano grueso <text:s/>y de 5-8 al grano fino. Entonces se mira en el microscopio el material a 100x y se compara la imagen que se ve tras él con el de la tabla y se deduce que tamaño es.</text:p>
      <text:p text:style-name="P16"/>
      <text:list xml:id="list3704532413" text:style-name="L4">
        <text:list-item>
          <text:p text:style-name="P18">Aceros al crabono → Nital</text:p>
        </text:list-item>
        <text:list-item>
          <text:p text:style-name="P18">Aleaciones de aluminio → Hidróxido de sódio</text:p>
        </text:list-item>
        <text:list-item>
          <text:p text:style-name="P18">Aleaciones de cobre → Cloruro Ferrico </text:p>
        </text:list-item>
      </text:list>
      <text:p text:style-name="P17"/>
      <text:p text:style-name="P20"/>
      <text:p text:style-name="P20">Bibliografia:</text:p>
      <text:p text:style-name="P20"/>
      <text:p text:style-name="P20"/>
      <text:list xml:id="list3182432741" text:style-name="L5">
        <text:list-item>
          <text:p text:style-name="P19"><text:span text:style-name="T9">Desconocido. (Desconocido). Concepto de Metalografía. 06/10/2020, de DefiniciónXYZ Sitio web: </text:span><text:a xlink:type="simple" xlink:href="https://www.definicion.xyz/2017/04/metalografia.html" text:style-name="Internet_20_link" text:visited-style-name="Visited_20_Internet_20_Link"><text:span text:style-name="T9">https://www.definicion.xyz/2017/04/metalografia.html</text:span></text:a></text:p>
        </text:list-item>
        <text:list-item>
          <text:p text:style-name="P19"><text:span text:style-name="T9">Desconocido. (2019). ¿Qué es y para qué sirve el análisis metalográfico?. 06/10/2020, de Metalinspec blog Sitio web: </text:span><text:a xlink:type="simple" xlink:href="https://www.blog.metalinspec.com.mx/post/que-es-para-que-sirve-el-analisis-metalografico" text:style-name="Internet_20_link" text:visited-style-name="Visited_20_Internet_20_Link"><text:span text:style-name="T9">https://www.blog.metalinspec.com.mx/post/que-es-para-que-sirve-el-analisis-metalografico</text:span></text:a></text:p>
        </text:list-item>
        <text:list-item>
          <text:p text:style-name="P19"><text:span text:style-name="T9">Desconocido. (2017). METALOGRAFÍA. 06/10/2020, de revista digital para profesionales de la enzeñanza Sitio web: </text:span><text:a xlink:type="simple" xlink:href="https://www.feandalucia.ccoo.es/docu/p5sd8732.pdf" text:style-name="Internet_20_link" text:visited-style-name="Visited_20_Internet_20_Link"><text:span text:style-name="T9">https://www.feandalucia.ccoo.es/docu/p5sd8732.pdf</text:span></text:a></text:p>
        </text:list-item>
        <text:list-item>
          <text:p text:style-name="P19"><text:span text:style-name="T9">Desconocido. (Desconocido). Buehler Literature - Metallographic Etching Metallographic Etching. 06/10/2020, de Buehler Sitio web: </text:span><text:a xlink:type="simple" xlink:href="https://www.buehler.com.es/metallographic-etching.php" text:style-name="Internet_20_link" text:visited-style-name="Visited_20_Internet_20_Link"><text:span text:style-name="T9">https://www.buehler.com.es/metallographic-etching.php</text:span></text:a></text:p>
        </text:list-item>
        <text:list-item>
          <text:p text:style-name="P19"><text:span text:style-name="T9">José Cabrera Alcántara . (2006). Metalografía. 06/10/2020, de mail x mail Sitio web: </text:span><text:a xlink:type="simple" xlink:href="http://www.mailxmail.com/curso-metalografia/descripcion-microscopio-metalurgico" text:style-name="Internet_20_link" text:visited-style-name="Visited_20_Internet_20_Link"><text:span text:style-name="T9">http://www.mailxmail.com/curso-metalografia/descripcion-microscopio-metalurgico</text:span></text:a></text:p>
        </text:list-item>
        <text:list-item>
          <text:p text:style-name="P19"><text:span text:style-name="T9">Desconocido. (Desconocido). Consumibles metalografía – Ataque Químico. 06/10/2020, de Tecmicro,S.A. Sitio web: </text:span><text:a xlink:type="simple" xlink:href="https://materialografia.es/ataque-quimico/" text:style-name="Internet_20_link" text:visited-style-name="Visited_20_Internet_20_Link"><text:span text:style-name="T9">https://materialografia.es/ataque-quimico/</text:span></text:a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82390" officeooo:paragraph-rsid="0028239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bre: Celaya González David Alejandro<text:tab/> <text:s text:c="66"/>Grupo: 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3:20:14.411094612</meta:creation-date>
    <dc:date>2020-10-06T00:15:45.057296998</dc:date>
    <meta:editing-duration>PT56M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867" meta:character-count="5841" meta:non-whitespace-character-count="4942"/>
  </office:meta>
</office:document-meta>
</file>